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DateTimeTag.setTimeZone( String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DateTimeTag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DateTimeTag.setLocale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DateTimeTag.setTimeStyle( String tim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DateTimeTag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DateTimeTag.createConverte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nvertDateTimeTag.doStartTag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DateTimeTag.setDateStyle( String dat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DateTim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